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c9c2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 style:parent-style-name="Table_20_Contents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aeeea" officeooo:paragraph-rsid="072c9c26" style:font-size-asian="9pt" style:font-style-asian="normal" style:font-weight-asian="normal" style:font-name-complex="Pyidaungsu1" style:font-size-complex="9pt" style:font-weight-complex="normal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officeooo:rsid="003ccd11"/>
    </style:style>
    <style:style style:name="T16" style:family="text">
      <style:text-properties officeooo:rsid="0010181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43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/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/text:span><text:soft-page-break/><text:span text:style-name="T8">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5:21.501000000</dc:date>
    <meta:editing-duration>P1DT7H5M39S</meta:editing-duration>
    <meta:editing-cycles>797</meta:editing-cycles>
    <meta:document-statistic meta:table-count="9" meta:image-count="0" meta:object-count="0" meta:page-count="4" meta:paragraph-count="129" meta:word-count="377" meta:character-count="2428" meta:non-whitespace-character-count="2175"/>
  </office:meta>
</office:document-meta>
</file>